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7" style:family="table-cell" style:parent-style-name="Default" style:data-style-name="N2"/>
    <style:style style:name="ce8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9" style:family="table-cell" style:parent-style-name="Default" style:data-style-name="N4">
      <style:table-cell-properties fo:border-bottom="none" fo:border-left="none" fo:border-right="none" fo:border-top="0.06pt solid #000000"/>
    </style:style>
    <style:style style:name="ce10" style:family="table-cell" style:parent-style-name="Default" style:data-style-name="N4"/>
    <style:style style:name="ce11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12" style:family="table-cell" style:parent-style-name="Default" style:data-style-name="N130">
      <style:table-cell-properties fo:border-bottom="none" fo:border-left="none" fo:border-right="none" fo:border-top="0.06pt solid #000000"/>
    </style:style>
    <style:style style:name="ce13" style:family="table-cell" style:parent-style-name="Default" style:data-style-name="N130"/>
    <style:style style:name="ce14" style:family="table-cell" style:parent-style-name="Default" style:data-style-name="N130">
      <style:table-cell-properties fo:border-bottom="0.06pt solid #000000" fo:border-left="none" fo:border-right="none" fo:border-top="none"/>
    </style:style>
    <style:style style:name="ce15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16" style:family="table-cell" style:parent-style-name="Default" style:data-style-name="N128"/>
    <style:style style:name="ce17" style:family="table-cell" style:parent-style-name="Default" style:data-style-name="N128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17" table:default-cell-style-name="Default"/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ruzina</text:p>
          </table:table-cell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omega</text:p>
          </table:table-cell>
          <table:table-cell office:value-type="string" calcext:value-type="string">
            <text:p>domega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dkappa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 table:number-columns-spanned="1" table:number-rows-spanned="4">
            <text:p>A</text:p>
          </table:table-cell>
          <table:table-cell table:style-name="ce4" office:value-type="string" calcext:value-type="string">
            <text:p>T1</text:p>
          </table:table-cell>
          <table:table-cell table:style-name="ce4" office:value-type="float" office:value="9" calcext:value-type="float">
            <text:p>9</text:p>
          </table:table-cell>
          <table:table-cell table:style-name="ce6" office:value-type="float" office:value="1.6" calcext:value-type="float">
            <text:p>1.60</text:p>
          </table:table-cell>
          <table:table-cell table:style-name="ce6" office:value-type="float" office:value="18.4" calcext:value-type="float">
            <text:p>18.40</text:p>
          </table:table-cell>
          <table:table-cell table:style-name="ce9" table:formula="of:=([.E3]-[.D3])/[.C3]" office:value-type="float" office:value="1.86666666666667" calcext:value-type="float">
            <text:p>1.87</text:p>
          </table:table-cell>
          <table:table-cell table:style-name="ce9" table:formula="of:=[.$B$13]/[.C3]" office:value-type="float" office:value="0.0157134840263677" calcext:value-type="float">
            <text:p>0.02</text:p>
          </table:table-cell>
          <table:table-cell table:style-name="ce12" table:formula="of:=2*PI()/[.F3]" office:value-type="float" office:value="3.36599212884621" calcext:value-type="float">
            <text:p>3.3660</text:p>
          </table:table-cell>
          <table:table-cell table:style-name="ce15" table:formula="of:=[.H3]*[.G3]/[.F3]" office:value-type="float" office:value="0.0283347126158059" calcext:value-type="float">
            <text:p>0.0283</text:p>
          </table:table-cell>
          <table:table-cell table:style-name="ce1" table:formula="of:=([.H4]^2-[.H3]^2)/([.H4]^2+[.H3]^2)" office:value-type="float" office:value="0.0867924528301884" calcext:value-type="float" table:number-columns-spanned="1" table:number-rows-spanned="4">
            <text:p>0.0867924528</text:p>
          </table:table-cell>
          <table:table-cell table:style-name="ce1" table:formula="of:=4*[.H3]^2*[.H4]^2   /   ([.H3]^2+[.H4]^2)^2   *   SQRT(  ([.I3]/[.H3])^2     +     ([.I4]/[.H4])^2    )" office:value-type="float" office:value="0.0123638029206955" calcext:value-type="float" table:number-columns-spanned="1" table:number-rows-spanned="4">
            <text:p>0.0123638029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.12" calcext:value-type="float">
            <text:p>1.12</text:p>
          </table:table-cell>
          <table:table-cell table:style-name="ce7" office:value-type="float" office:value="16.52" calcext:value-type="float">
            <text:p>16.52</text:p>
          </table:table-cell>
          <table:table-cell table:style-name="ce10" table:formula="of:=([.E4]-[.D4])/[.C4]" office:value-type="float" office:value="1.71111111111111" calcext:value-type="float">
            <text:p>1.71</text:p>
          </table:table-cell>
          <table:table-cell table:style-name="ce10" table:formula="of:=[.$B$13]/[.C4]" office:value-type="float" office:value="0.0157134840263677" calcext:value-type="float">
            <text:p>0.02</text:p>
          </table:table-cell>
          <table:table-cell table:style-name="ce13" table:formula="of:=2*PI()/[.F4]" office:value-type="float" office:value="3.67199141328677" calcext:value-type="float">
            <text:p>3.6720</text:p>
          </table:table-cell>
          <table:table-cell table:style-name="ce16" table:formula="of:=[.H4]*[.G4]/[.F4]" office:value-type="float" office:value="0.0337206497245955" calcext:value-type="float">
            <text:p>0.0337</text:p>
          </table:table-cell>
          <table:covered-table-cell table:style-name="ce5" table:formula="of:=([.H5]^2-[.H4]^2)/([.H5]^2+[.H4]^2)" office:value-type="float" office:value="-0.213053046250554" calcext:value-type="float">
            <text:p>-0.2130530463</text:p>
          </table:covered-table-cell>
          <table:covered-table-cell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float" office:value="9" calcext:value-type="float">
            <text:p>9</text:p>
          </table:table-cell>
          <table:table-cell table:style-name="ce7" office:value-type="float" office:value="16.44" calcext:value-type="float">
            <text:p>16.44</text:p>
          </table:table-cell>
          <table:table-cell table:style-name="ce7" office:value-type="float" office:value="35.56" calcext:value-type="float">
            <text:p>35.56</text:p>
          </table:table-cell>
          <table:table-cell table:style-name="ce10" table:formula="of:=([.E5]-[.D5])/[.C5]" office:value-type="float" office:value="2.12444444444444" calcext:value-type="float">
            <text:p>2.12</text:p>
          </table:table-cell>
          <table:table-cell table:style-name="ce10" table:formula="of:=[.$B$13]/[.C5]" office:value-type="float" office:value="0.0157134840263677" calcext:value-type="float">
            <text:p>0.02</text:p>
          </table:table-cell>
          <table:table-cell table:style-name="ce13" table:formula="of:=2*PI()/[.F5]" office:value-type="float" office:value="2.95756630568077" calcext:value-type="float">
            <text:p>2.9576</text:p>
          </table:table-cell>
          <table:table-cell table:style-name="ce16" table:formula="of:=[.H5]*[.G5]/[.F5]" office:value-type="float" office:value="0.0218756819095786" calcext:value-type="float">
            <text:p>0.0219</text:p>
          </table:table-cell>
          <table:covered-table-cell table:style-name="ce5" table:formula="of:=([.H6]^2-[.H5]^2)/([.H6]^2+[.H5]^2)" office:value-type="float" office:value="-0.994991587250183" calcext:value-type="float">
            <text:p>-0.9949915873</text:p>
          </table:covered-table-cell>
          <table:covered-table-cell/>
          <table:table-cell table:number-columns-repeated="6"/>
        </table:table-row>
        <table:table-row table:style-name="ro1">
          <table:covered-table-cell table:style-name="ce2"/>
          <table:table-cell table:style-name="ce2" office:value-type="string" calcext:value-type="string">
            <text:p>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14.12" calcext:value-type="float">
            <text:p>14.12</text:p>
          </table:table-cell>
          <table:table-cell table:style-name="ce8" office:value-type="float" office:value="35.32" calcext:value-type="float">
            <text:p>35.32</text:p>
          </table:table-cell>
          <table:table-cell table:style-name="ce11" table:formula="of:=([.E6]-[.D6])/[.C6]" office:value-type="float" office:value="21.2" calcext:value-type="float">
            <text:p>21.20</text:p>
          </table:table-cell>
          <table:table-cell table:style-name="ce11" table:formula="of:=[.$C$13]" office:value-type="float" office:value="0.3" calcext:value-type="float">
            <text:p>0.30</text:p>
          </table:table-cell>
          <table:table-cell table:style-name="ce14" table:formula="of:=PI()/[.F6]" office:value-type="float" office:value="0.1481883327165" calcext:value-type="float">
            <text:p>0.1482</text:p>
          </table:table-cell>
          <table:table-cell table:style-name="ce17" table:formula="of:=[.H6]*[.G6]/[.F6]" office:value-type="float" office:value="0.00209700470825235" calcext:value-type="float">
            <text:p>0.0021</text:p>
          </table:table-cell>
          <table:covered-table-cell table:style-name="ce3" table:formula="of:=([.H7]^2-[.H6]^2)/([.H7]^2+[.H6]^2)" office:value-type="float" office:value="0.996117266781879" calcext:value-type="float">
            <text:p>0.9961172668</text:p>
          </table:covered-table-cell>
          <table:covered-table-cell table:style-name="ce2"/>
          <table:table-cell table:number-columns-repeated="6"/>
        </table:table-row>
        <table:table-row table:style-name="ro1">
          <table:table-cell table:style-name="ce3" office:value-type="string" calcext:value-type="string" table:number-columns-spanned="1" table:number-rows-spanned="4">
            <text:p>B</text:p>
          </table:table-cell>
          <table:table-cell office:value-type="string" calcext:value-type="string">
            <text:p>T1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0.84" calcext:value-type="float">
            <text:p>0.84</text:p>
          </table:table-cell>
          <table:table-cell table:style-name="ce7" office:value-type="float" office:value="15.8" calcext:value-type="float">
            <text:p>15.80</text:p>
          </table:table-cell>
          <table:table-cell table:style-name="ce10" table:formula="of:=([.E7]-[.D7])/[.C7]" office:value-type="float" office:value="1.87" calcext:value-type="float">
            <text:p>1.87</text:p>
          </table:table-cell>
          <table:table-cell table:style-name="ce10" table:formula="of:=[.$B$13]/[.C7]" office:value-type="float" office:value="0.0176776695296637" calcext:value-type="float">
            <text:p>0.02</text:p>
          </table:table-cell>
          <table:table-cell table:style-name="ce13" table:formula="of:=2*PI()/[.F7]" office:value-type="float" office:value="3.35999214287678" calcext:value-type="float">
            <text:p>3.3600</text:p>
          </table:table-cell>
          <table:table-cell table:style-name="ce16" table:formula="of:=[.H7]*[.G7]/[.F7]" office:value-type="float" office:value="0.0317630110823756" calcext:value-type="float">
            <text:p>0.0318</text:p>
          </table:table-cell>
          <table:table-cell table:style-name="ce1" table:formula="of:=([.H8]^2-[.H7]^2)/([.H8]^2+[.H7]^2)" office:value-type="float" office:value="0.0448107246000955" calcext:value-type="float" table:number-columns-spanned="1" table:number-rows-spanned="4">
            <text:p>0.0448107246</text:p>
          </table:table-cell>
          <table:table-cell table:style-name="ce1" table:formula="of:=4*[.H7]^2*[.H8]^2   /   ([.H7]^2+[.H8]^2)^2   *   SQRT(  ([.I7]/[.H7])^2     +     ([.I8]/[.H8])^2    )" office:value-type="float" office:value="0.0123010200226967" calcext:value-type="float" table:number-columns-spanned="1" table:number-rows-spanned="4">
            <text:p>0.01230102</text:p>
          </table:table-cell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T2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" calcext:value-type="float">
            <text:p>2.00</text:p>
          </table:table-cell>
          <table:table-cell table:style-name="ce7" office:value-type="float" office:value="19.88" calcext:value-type="float">
            <text:p>19.88</text:p>
          </table:table-cell>
          <table:table-cell table:style-name="ce10" table:formula="of:=([.E8]-[.D8])/[.C8]" office:value-type="float" office:value="1.788" calcext:value-type="float">
            <text:p>1.79</text:p>
          </table:table-cell>
          <table:table-cell table:style-name="ce10" table:formula="of:=[.$B$13]/[.C8]" office:value-type="float" office:value="0.014142135623731" calcext:value-type="float">
            <text:p>0.01</text:p>
          </table:table-cell>
          <table:table-cell table:style-name="ce13" table:formula="of:=2*PI()/[.F8]" office:value-type="float" office:value="3.51408574227046" calcext:value-type="float">
            <text:p>3.5141</text:p>
          </table:table-cell>
          <table:table-cell table:style-name="ce16" table:formula="of:=[.H8]*[.G8]/[.F8]" office:value-type="float" office:value="0.0277945621703625" calcext:value-type="float">
            <text:p>0.0278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/>
          <table:table-cell office:value-type="string" calcext:value-type="string">
            <text:p>T3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15.44" calcext:value-type="float">
            <text:p>15.44</text:p>
          </table:table-cell>
          <table:table-cell table:style-name="ce7" office:value-type="float" office:value="30.08" calcext:value-type="float">
            <text:p>30.08</text:p>
          </table:table-cell>
          <table:table-cell table:style-name="ce10" table:formula="of:=([.E9]-[.D9])/[.C9]" office:value-type="float" office:value="1.83" calcext:value-type="float">
            <text:p>1.83</text:p>
          </table:table-cell>
          <table:table-cell table:style-name="ce10" table:formula="of:=[.$B$13]/[.C9]" office:value-type="float" office:value="0.0176776695296637" calcext:value-type="float">
            <text:p>0.02</text:p>
          </table:table-cell>
          <table:table-cell table:style-name="ce13" table:formula="of:=2*PI()/[.F9]" office:value-type="float" office:value="3.43343459408721" calcext:value-type="float">
            <text:p>3.4334</text:p>
          </table:table-cell>
          <table:table-cell table:style-name="ce16" table:formula="of:=[.H9]*[.G9]/[.F9]" office:value-type="float" office:value="0.0331667333912506" calcext:value-type="float">
            <text:p>0.0332</text:p>
          </table:table-cell>
          <table:covered-table-cell table:number-columns-repeated="2"/>
          <table:table-cell table:number-columns-repeated="6"/>
        </table:table-row>
        <table:table-row table:style-name="ro1">
          <table:covered-table-cell table:style-name="ce2"/>
          <table:table-cell table:style-name="ce2" office:value-type="string" calcext:value-type="string">
            <text:p>TS</text:p>
          </table:table-cell>
          <table:table-cell table:style-name="ce2" office:value-type="float" office:value="1" calcext:value-type="float">
            <text:p>1</text:p>
          </table:table-cell>
          <table:table-cell table:style-name="ce8" office:value-type="float" office:value="2.24" calcext:value-type="float">
            <text:p>2.24</text:p>
          </table:table-cell>
          <table:table-cell table:style-name="ce8" office:value-type="float" office:value="42.68" calcext:value-type="float">
            <text:p>42.68</text:p>
          </table:table-cell>
          <table:table-cell table:style-name="ce11" table:formula="of:=([.E10]-[.D10])/[.C10]" office:value-type="float" office:value="40.44" calcext:value-type="float">
            <text:p>40.44</text:p>
          </table:table-cell>
          <table:table-cell table:style-name="ce11" table:formula="of:=[.$C$13]" office:value-type="float" office:value="0.3" calcext:value-type="float">
            <text:p>0.30</text:p>
          </table:table-cell>
          <table:table-cell table:style-name="ce14" table:formula="of:=PI()/[.F10]" office:value-type="float" office:value="0.0776852782786794" calcext:value-type="float">
            <text:p>0.0777</text:p>
          </table:table-cell>
          <table:table-cell table:style-name="ce17" table:formula="of:=[.H10]*[.G10]/[.F10]" office:value-type="float" office:value="0.000576300283966464" calcext:value-type="float">
            <text:p>0.0006</text:p>
          </table:table-cell>
          <table:covered-table-cell table:number-columns-repeated="2" table:style-name="ce2"/>
          <table:table-cell table:number-columns-repeated="6"/>
        </table:table-row>
        <table:table-row table:style-name="ro1">
          <table:table-cell table:number-columns-repeated="17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office:value-type="string" calcext:value-type="string">
            <text:p>dTS</text:p>
          </table:table-cell>
          <table:table-cell/>
          <table:table-cell office:value-type="string" calcext:value-type="string">
            <text:p>l</text:p>
          </table:table-cell>
          <table:table-cell office:value-type="string" calcext:value-type="string">
            <text:p>dl</text:p>
          </table:table-cell>
          <table:table-cell table:number-columns-repeated="11"/>
        </table:table-row>
        <table:table-row table:style-name="ro1">
          <table:table-cell/>
          <table:table-cell table:formula="of:=SQRT(2)*0.1" office:value-type="float" office:value="0.14142135623731" calcext:value-type="float">
            <text:p>0.141421356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0.1" calcext:value-type="float">
            <text:p>0.1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kyvadlo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0</text:p>
          </table:table-cell>
          <table:table-cell office:value-type="string" calcext:value-type="string">
            <text:p>dT0</text:p>
          </table:table-cell>
          <table:table-cell office:value-type="string" calcext:value-type="string">
            <text:p>omega0</text:p>
          </table:table-cell>
          <table:table-cell office:value-type="string" calcext:value-type="string">
            <text:p>domega0</text:p>
          </table:table-cell>
          <table:table-cell table:number-columns-repeated="9"/>
        </table:table-row>
        <table:table-row table:style-name="ro1">
          <table:table-cell table:style-name="ce4" office:value-type="string" calcext:value-type="string">
            <text:p>levy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.36" calcext:value-type="float">
            <text:p>1.36</text:p>
          </table:table-cell>
          <table:table-cell table:style-name="ce4" office:value-type="float" office:value="18.24" calcext:value-type="float">
            <text:p>18.24</text:p>
          </table:table-cell>
          <table:table-cell table:style-name="ce4" table:formula="of:=([.D18]-[.C18])/[.B18]" office:value-type="float" office:value="1.87555555555556" calcext:value-type="float">
            <text:p>1.8755555556</text:p>
          </table:table-cell>
          <table:table-cell table:style-name="ce4" table:formula="of:=[.$B$13]/[.B18]" office:value-type="float" office:value="0.0157134840263677" calcext:value-type="float">
            <text:p>0.015713484</text:p>
          </table:table-cell>
          <table:table-cell table:style-name="ce4" table:formula="of:=2*PI()/[.E18]" office:value-type="float" office:value="3.35003955951518" calcext:value-type="float">
            <text:p>3.3500395595</text:p>
          </table:table-cell>
          <table:table-cell table:style-name="ce4" table:formula="of:=[.G18]*[.F18]/[.E18]" office:value-type="float" office:value="0.0280667735755495" calcext:value-type="float">
            <text:p>0.0280667736</text:p>
          </table:table-cell>
          <table:table-cell table:number-columns-repeated="9"/>
        </table:table-row>
        <table:table-row table:style-name="ro1">
          <table:table-cell table:style-name="ce2" office:value-type="string" calcext:value-type="string">
            <text:p>pravy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.76" calcext:value-type="float">
            <text:p>1.76</text:p>
          </table:table-cell>
          <table:table-cell table:style-name="ce2" office:value-type="float" office:value="18.64" calcext:value-type="float">
            <text:p>18.64</text:p>
          </table:table-cell>
          <table:table-cell table:style-name="ce2" table:formula="of:=([.D19]-[.C19])/[.B19]" office:value-type="float" office:value="1.87555555555556" calcext:value-type="float">
            <text:p>1.8755555556</text:p>
          </table:table-cell>
          <table:table-cell table:style-name="ce2" table:formula="of:=[.$B$13]/[.B19]" office:value-type="float" office:value="0.0157134840263677" calcext:value-type="float">
            <text:p>0.015713484</text:p>
          </table:table-cell>
          <table:table-cell table:style-name="ce2" table:formula="of:=2*PI()/[.E19]" office:value-type="float" office:value="3.35003955951518" calcext:value-type="float">
            <text:p>3.3500395595</text:p>
          </table:table-cell>
          <table:table-cell table:style-name="ce2" table:formula="of:=[.G19]*[.F19]/[.E19]" office:value-type="float" office:value="0.0280667735755495" calcext:value-type="float">
            <text:p>0.0280667736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table:style-name="ce5" office:value-type="string" calcext:value-type="string" table:number-columns-spanned="3" table:number-rows-spanned="1">
            <text:p>T1</text:p>
          </table:table-cell>
          <table:covered-table-cell table:number-columns-repeated="2"/>
          <table:table-cell table:style-name="ce5" office:value-type="string" calcext:value-type="string" table:number-columns-spanned="3" table:number-rows-spanned="1">
            <text:p>T2</text:p>
          </table:table-cell>
          <table:covered-table-cell table:number-columns-repeated="2"/>
          <table:table-cell table:number-columns-repeated="10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T1</text:p>
          </table:table-cell>
          <table:table-cell table:style-name="ce2" office:value-type="string" calcext:value-type="string">
            <text:p>dT1</text:p>
          </table:table-cell>
          <table:table-cell table:style-name="ce2" office:value-type="string" calcext:value-type="string">
            <text:p>T2</text:p>
          </table:table-cell>
          <table:table-cell table:style-name="ce2" office:value-type="string" calcext:value-type="string">
            <text:p>dT2</text:p>
          </table:table-cell>
          <table:table-cell table:style-name="ce2" office:value-type="string" calcext:value-type="string">
            <text:p>omega1</text:p>
          </table:table-cell>
          <table:table-cell table:style-name="ce2" office:value-type="string" calcext:value-type="string">
            <text:p>domega1</text:p>
          </table:table-cell>
          <table:table-cell table:style-name="ce2" office:value-type="string" calcext:value-type="string">
            <text:p>omega2</text:p>
          </table:table-cell>
          <table:table-cell table:style-name="ce2" office:value-type="string" calcext:value-type="string">
            <text:p>domega2</text:p>
          </table:table-cell>
          <table:table-cell table:style-name="ce2" office:value-type="string" calcext:value-type="string">
            <text:p>kappa</text:p>
          </table:table-cell>
          <table:table-cell table:style-name="ce2" office:value-type="string" calcext:value-type="string">
            <text:p>dkappa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office:value-type="float" office:value="18.4" calcext:value-type="float">
            <text:p>18.4</text:p>
          </table:table-cell>
          <table:table-cell office:value-type="float" office:value="9" calcext:value-type="float">
            <text:p>9</text:p>
          </table:table-cell>
          <table:table-cell office:value-type="float" office:value="1.12" calcext:value-type="float">
            <text:p>1.12</text:p>
          </table:table-cell>
          <table:table-cell office:value-type="float" office:value="16.52" calcext:value-type="float">
            <text:p>16.52</text:p>
          </table:table-cell>
          <table:table-cell table:formula="of:=([.D25]-[.C25])/[.B25]" office:value-type="float" office:value="1.86666666666667" calcext:value-type="float">
            <text:p>1.8666666667</text:p>
          </table:table-cell>
          <table:table-cell table:formula="of:=[.$B$13]/[.B25]" office:value-type="float" office:value="0.0157134840263677" calcext:value-type="float">
            <text:p>0.015713484</text:p>
          </table:table-cell>
          <table:table-cell table:formula="of:=([.G25]-[.F25])/[.E25]" office:value-type="float" office:value="1.71111111111111" calcext:value-type="float">
            <text:p>1.7111111111</text:p>
          </table:table-cell>
          <table:table-cell table:formula="of:=[.$B$13]/[.E25]" office:value-type="float" office:value="0.0157134840263677" calcext:value-type="float">
            <text:p>0.015713484</text:p>
          </table:table-cell>
          <table:table-cell table:formula="of:=2*PI()/[.H25]" office:value-type="float" office:value="3.36599212884621" calcext:value-type="float">
            <text:p>3.3659921288</text:p>
          </table:table-cell>
          <table:table-cell table:formula="of:=[.L25]*[.I25]/[.H25]" office:value-type="float" office:value="0.0283347126158059" calcext:value-type="float">
            <text:p>0.0283347126</text:p>
          </table:table-cell>
          <table:table-cell table:formula="of:=2*PI()/[.J25]" office:value-type="float" office:value="3.67199141328677" calcext:value-type="float">
            <text:p>3.6719914133</text:p>
          </table:table-cell>
          <table:table-cell table:formula="of:=[.N25]*[.K25]/[.J25]" office:value-type="float" office:value="0.0337206497245955" calcext:value-type="float">
            <text:p>0.0337206497</text:p>
          </table:table-cell>
          <table:table-cell table:formula="of:=([.N25]^2-[.L25]^2)/([.N25]^2+[.L25]^2)" office:value-type="float" office:value="0.0867924528301884" calcext:value-type="float">
            <text:p>0.0867924528</text:p>
          </table:table-cell>
          <table:table-cell table:formula="of:=  4*[.L25]^2 * [.N25]^2   /  ([.L25]^2+[.N25]^2)^2     *    SQRT(   ([.M25]/[.L25])^2    +   ([.O25]/[.N25])^2      )" office:value-type="float" office:value="0.0123638029206955" calcext:value-type="float">
            <text:p>0.0123638029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19.76" calcext:value-type="float">
            <text:p>19.76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17.88" calcext:value-type="float">
            <text:p>17.88</text:p>
          </table:table-cell>
          <table:table-cell table:formula="of:=([.D26]-[.C26])/[.B26]" office:value-type="float" office:value="1.872" calcext:value-type="float">
            <text:p>1.872</text:p>
          </table:table-cell>
          <table:table-cell table:formula="of:=[.$B$13]/[.B26]" office:value-type="float" office:value="0.014142135623731" calcext:value-type="float">
            <text:p>0.0141421356</text:p>
          </table:table-cell>
          <table:table-cell table:formula="of:=([.G26]-[.F26])/[.E26]" office:value-type="float" office:value="1.752" calcext:value-type="float">
            <text:p>1.752</text:p>
          </table:table-cell>
          <table:table-cell table:formula="of:=[.$B$13]/[.E26]" office:value-type="float" office:value="0.014142135623731" calcext:value-type="float">
            <text:p>0.0141421356</text:p>
          </table:table-cell>
          <table:table-cell table:formula="of:=2*PI()/[.H26]" office:value-type="float" office:value="3.3564024076814" calcext:value-type="float">
            <text:p>3.3564024077</text:p>
          </table:table-cell>
          <table:table-cell table:formula="of:=[.L26]*[.I26]/[.H26]" office:value-type="float" office:value="0.025356142124598" calcext:value-type="float">
            <text:p>0.0253561421</text:p>
          </table:table-cell>
          <table:table-cell table:formula="of:=2*PI()/[.J26]" office:value-type="float" office:value="3.58629298354999" calcext:value-type="float">
            <text:p>3.5862929836</text:p>
          </table:table-cell>
          <table:table-cell table:formula="of:=[.N26]*[.K26]/[.J26]" office:value-type="float" office:value="0.0289485398172367" calcext:value-type="float">
            <text:p>0.0289485398</text:p>
          </table:table-cell>
          <table:table-cell table:formula="of:=([.N26]^2-[.L26]^2)/([.N26]^2+[.L26]^2)" office:value-type="float" office:value="0.0661526329624113" calcext:value-type="float">
            <text:p>0.066152633</text:p>
          </table:table-cell>
          <table:table-cell table:formula="of:=  4*[.L26]^2 * [.N26]^2   /  ([.L26]^2+[.N26]^2)^2     *    SQRT(   ([.M26]/[.L26])^2    +   ([.O26]/[.N26])^2      )" office:value-type="float" office:value="0.0110073172647755" calcext:value-type="float">
            <text:p>0.011007317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0.44" calcext:value-type="float">
            <text:p>0.44</text:p>
          </table:table-cell>
          <table:table-cell office:value-type="float" office:value="19.16" calcext:value-type="float">
            <text:p>19.16</text:p>
          </table:table-cell>
          <table:table-cell office:value-type="float" office:value="10" calcext:value-type="float">
            <text:p>10</text:p>
          </table:table-cell>
          <table:table-cell office:value-type="float" office:value="1.04" calcext:value-type="float">
            <text:p>1.04</text:p>
          </table:table-cell>
          <table:table-cell office:value-type="float" office:value="19" calcext:value-type="float">
            <text:p>19</text:p>
          </table:table-cell>
          <table:table-cell table:formula="of:=([.D27]-[.C27])/[.B27]" office:value-type="float" office:value="1.872" calcext:value-type="float">
            <text:p>1.872</text:p>
          </table:table-cell>
          <table:table-cell table:formula="of:=[.$B$13]/[.B27]" office:value-type="float" office:value="0.014142135623731" calcext:value-type="float">
            <text:p>0.0141421356</text:p>
          </table:table-cell>
          <table:table-cell table:formula="of:=([.G27]-[.F27])/[.E27]" office:value-type="float" office:value="1.796" calcext:value-type="float">
            <text:p>1.796</text:p>
          </table:table-cell>
          <table:table-cell table:formula="of:=[.$B$13]/[.E27]" office:value-type="float" office:value="0.014142135623731" calcext:value-type="float">
            <text:p>0.0141421356</text:p>
          </table:table-cell>
          <table:table-cell table:formula="of:=2*PI()/[.H27]" office:value-type="float" office:value="3.3564024076814" calcext:value-type="float">
            <text:p>3.3564024077</text:p>
          </table:table-cell>
          <table:table-cell table:formula="of:=[.L27]*[.I27]/[.H27]" office:value-type="float" office:value="0.025356142124598" calcext:value-type="float">
            <text:p>0.0253561421</text:p>
          </table:table-cell>
          <table:table-cell table:formula="of:=2*PI()/[.J27]" office:value-type="float" office:value="3.49843279909776" calcext:value-type="float">
            <text:p>3.4984327991</text:p>
          </table:table-cell>
          <table:table-cell table:formula="of:=[.N27]*[.K27]/[.J27]" office:value-type="float" office:value="0.0275475006210185" calcext:value-type="float">
            <text:p>0.0275475006</text:p>
          </table:table-cell>
          <table:table-cell table:formula="of:=([.N27]^2-[.L27]^2)/([.N27]^2+[.L27]^2)" office:value-type="float" office:value="0.0414216939078751" calcext:value-type="float">
            <text:p>0.0414216939</text:p>
          </table:table-cell>
          <table:table-cell table:formula="of:=  4*[.L27]^2 * [.N27]^2   /  ([.L27]^2+[.N27]^2)^2     *    SQRT(   ([.M27]/[.L27])^2    +   ([.O27]/[.N27])^2      )" office:value-type="float" office:value="0.0108934280569503" calcext:value-type="float">
            <text:p>0.010893428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.84" calcext:value-type="float">
            <text:p>0.84</text:p>
          </table:table-cell>
          <table:table-cell office:value-type="float" office:value="19.56" calcext:value-type="float">
            <text:p>19.56</text:p>
          </table:table-cell>
          <table:table-cell office:value-type="float" office:value="10" calcext:value-type="float">
            <text:p>10</text:p>
          </table:table-cell>
          <table:table-cell office:value-type="float" office:value="0.76" calcext:value-type="float">
            <text:p>0.76</text:p>
          </table:table-cell>
          <table:table-cell office:value-type="float" office:value="19.08" calcext:value-type="float">
            <text:p>19.08</text:p>
          </table:table-cell>
          <table:table-cell table:formula="of:=([.D28]-[.C28])/[.B28]" office:value-type="float" office:value="1.872" calcext:value-type="float">
            <text:p>1.872</text:p>
          </table:table-cell>
          <table:table-cell table:formula="of:=[.$B$13]/[.B28]" office:value-type="float" office:value="0.014142135623731" calcext:value-type="float">
            <text:p>0.0141421356</text:p>
          </table:table-cell>
          <table:table-cell table:formula="of:=([.G28]-[.F28])/[.E28]" office:value-type="float" office:value="1.832" calcext:value-type="float">
            <text:p>1.832</text:p>
          </table:table-cell>
          <table:table-cell table:formula="of:=[.$B$13]/[.E28]" office:value-type="float" office:value="0.014142135623731" calcext:value-type="float">
            <text:p>0.0141421356</text:p>
          </table:table-cell>
          <table:table-cell table:formula="of:=2*PI()/[.H28]" office:value-type="float" office:value="3.3564024076814" calcext:value-type="float">
            <text:p>3.3564024077</text:p>
          </table:table-cell>
          <table:table-cell table:formula="of:=[.L28]*[.I28]/[.H28]" office:value-type="float" office:value="0.025356142124598" calcext:value-type="float">
            <text:p>0.0253561421</text:p>
          </table:table-cell>
          <table:table-cell table:formula="of:=2*PI()/[.J28]" office:value-type="float" office:value="3.42968630304563" calcext:value-type="float">
            <text:p>3.429686303</text:p>
          </table:table-cell>
          <table:table-cell table:formula="of:=[.N28]*[.K28]/[.J28]" office:value-type="float" office:value="0.0264754851771417" calcext:value-type="float">
            <text:p>0.0264754852</text:p>
          </table:table-cell>
          <table:table-cell table:formula="of:=([.N28]^2-[.L28]^2)/([.N28]^2+[.L28]^2)" office:value-type="float" office:value="0.0215957536125079" calcext:value-type="float">
            <text:p>0.0215957536</text:p>
          </table:table-cell>
          <table:table-cell table:formula="of:=  4*[.L28]^2 * [.N28]^2   /  ([.L28]^2+[.N28]^2)^2     *    SQRT(   ([.M28]/[.L28])^2    +   ([.O28]/[.N28])^2      )" office:value-type="float" office:value="0.0107959880404511" calcext:value-type="float">
            <text:p>0.01079598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.56" calcext:value-type="float">
            <text:p>0.56</text:p>
          </table:table-cell>
          <table:table-cell office:value-type="float" office:value="19.32" calcext:value-type="float">
            <text:p>19.32</text:p>
          </table:table-cell>
          <table:table-cell office:value-type="float" office:value="10" calcext:value-type="float">
            <text:p>10</text:p>
          </table:table-cell>
          <table:table-cell office:value-type="float" office:value="1.08" calcext:value-type="float">
            <text:p>1.08</text:p>
          </table:table-cell>
          <table:table-cell office:value-type="float" office:value="19.64" calcext:value-type="float">
            <text:p>19.64</text:p>
          </table:table-cell>
          <table:table-cell table:formula="of:=([.D29]-[.C29])/[.B29]" office:value-type="float" office:value="1.876" calcext:value-type="float">
            <text:p>1.876</text:p>
          </table:table-cell>
          <table:table-cell table:formula="of:=[.$B$13]/[.B29]" office:value-type="float" office:value="0.014142135623731" calcext:value-type="float">
            <text:p>0.0141421356</text:p>
          </table:table-cell>
          <table:table-cell table:formula="of:=([.G29]-[.F29])/[.E29]" office:value-type="float" office:value="1.856" calcext:value-type="float">
            <text:p>1.856</text:p>
          </table:table-cell>
          <table:table-cell table:formula="of:=[.$B$13]/[.E29]" office:value-type="float" office:value="0.014142135623731" calcext:value-type="float">
            <text:p>0.0141421356</text:p>
          </table:table-cell>
          <table:table-cell table:formula="of:=2*PI()/[.H29]" office:value-type="float" office:value="3.34924589934946" calcext:value-type="float">
            <text:p>3.3492458993</text:p>
          </table:table-cell>
          <table:table-cell table:formula="of:=[.L29]*[.I29]/[.H29]" office:value-type="float" office:value="0.02524812886238" calcext:value-type="float">
            <text:p>0.0252481289</text:p>
          </table:table-cell>
          <table:table-cell table:formula="of:=2*PI()/[.J29]" office:value-type="float" office:value="3.3853369111959" calcext:value-type="float">
            <text:p>3.3853369112</text:p>
          </table:table-cell>
          <table:table-cell table:formula="of:=[.N29]*[.K29]/[.J29]" office:value-type="float" office:value="0.02579520136323" calcext:value-type="float">
            <text:p>0.0257952014</text:p>
          </table:table-cell>
          <table:table-cell table:formula="of:=([.N29]^2-[.L29]^2)/([.N29]^2+[.L29]^2)" office:value-type="float" office:value="0.0107178058020891" calcext:value-type="float">
            <text:p>0.0107178058</text:p>
          </table:table-cell>
          <table:table-cell table:formula="of:=  4*[.L29]^2 * [.N29]^2   /  ([.L29]^2+[.N29]^2)^2     *    SQRT(   ([.M29]/[.L29])^2    +   ([.O29]/[.N29])^2      )" office:value-type="float" office:value="0.0107173440949519" calcext:value-type="float">
            <text:p>0.01071734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number:number-style style:name="N123">
      <number:number number:decimal-places="9" number:min-integer-digits="1"/>
    </number:number-style>
    <number:number-style style:name="N124">
      <number:number number:decimal-places="8" number:min-integer-digits="1"/>
    </number:number-style>
    <number:number-style style:name="N125">
      <number:number number:decimal-places="7" number:min-integer-digits="1"/>
    </number:number-style>
    <number:number-style style:name="N126">
      <number:number number:decimal-places="6" number:min-integer-digits="1"/>
    </number:number-style>
    <number:number-style style:name="N127">
      <number:number number:decimal-places="5" number:min-integer-digits="1"/>
    </number:number-style>
    <number:number-style style:name="N128">
      <number:number number:decimal-places="4" number:min-integer-digits="1"/>
    </number:number-style>
    <number:number-style style:name="N129">
      <number:number number:decimal-places="3" number:min-integer-digits="1" number:grouping="true"/>
    </number:number-style>
    <number:number-style style:name="N130">
      <number:number number:decimal-places="4" number:min-integer-digits="1" number:grouping="true"/>
    </number:number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9">00/00/0000</text:date>, <text:time style:data-style-name="N2" text:time-value="13:12:23.4017572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ladislav Wohlrath</meta:initial-creator>
    <meta:creation-date>2016-03-25T23:46:23.277058077</meta:creation-date>
    <meta:generator>LibreOffice/4.4.3.2$Linux_X86_64 LibreOffice_project/40m0$Build-2</meta:generator>
    <dc:date>2016-04-09T14:02:11.872277980</dc:date>
    <dc:creator>Vladislav Wohlrath</dc:creator>
    <meta:editing-duration>PT49M41S</meta:editing-duration>
    <meta:editing-cycles>16</meta:editing-cycles>
    <meta:document-statistic meta:table-count="1" meta:cell-count="219" meta:object-count="0"/>
  </office:meta>
</office:document-meta>
</file>